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949cm"/>
    </style:style>
    <style:style style:name="gr6" style:family="graphic" style:parent-style-name="Default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8" style:family="graphic" style:parent-style-name="Default_5f_1">
      <style:graphic-properties draw:stroke="none" draw:fill="none" fo:min-height="1.903cm"/>
    </style:style>
    <style:style style:name="gr9" style:family="graphic" style:parent-style-name="Default_5f_1">
      <style:graphic-properties draw:stroke="none" draw:fill="none" fo:min-height="0.952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0% 100%" style:font-name="Liberation Serif"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cm" svg:height="1.999cm" svg:x="5cm" svg:y="7.4cm" svg:viewBox="0 0 0 2000" svg:d="M0 2000c0-664 0-1336 0-2000">
            <text:p/>
          </draw:path>
          <draw:path draw:style-name="gr1" draw:text-style-name="P1" draw:layer="layout" svg:width="0.799cm" svg:height="0cm" svg:x="4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14cm" svg:y="8.5cm" svg:viewBox="0 0 0 900" svg:d="M0 900c0-299 0-601 0-900">
            <text:p/>
          </draw:path>
          <draw:path draw:style-name="gr1" draw:text-style-name="P1" draw:layer="layout" svg:width="0.799cm" svg:height="0cm" svg:x="13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16cm" svg:y="8.5cm" svg:viewBox="0 0 0 900" svg:d="M0 900c0-299 0-601 0-900">
            <text:p/>
          </draw:path>
          <draw:path draw:style-name="gr1" draw:text-style-name="P1" draw:layer="layout" svg:width="0.799cm" svg:height="0cm" svg:x="15.6cm" svg:y="9.4cm" svg:viewBox="0 0 800 0" svg:d="M800 0c-266 0-534 0-800 0">
            <text:p/>
          </draw:path>
        </draw:g>
        <draw:g>
          <draw:path draw:style-name="gr1" draw:text-style-name="P1" draw:layer="layout" svg:width="0cm" svg:height="1.399cm" svg:x="11.3cm" svg:y="3.3cm" svg:viewBox="0 0 0 1400" svg:d="M0 0c0 465 0 935 0 1400">
            <text:p/>
          </draw:path>
          <draw:path draw:style-name="gr1" draw:text-style-name="P1" draw:layer="layout" svg:width="-0.001cm" svg:height="1.399cm" draw:transform="rotate (-1.0473720841218) translate (12.5182177826491cm 4cm)" svg:viewBox="0 0 0 1400" svg:d="M0 0c0 465 0 935 0 1400">
            <text:p/>
          </draw:path>
          <draw:path draw:style-name="gr1" draw:text-style-name="P1" draw:layer="layout" svg:width="0cm" svg:height="0.699cm" draw:transform="skewX (-1.04911741337379) rotate (3.14159265358979) translate (12.5186102604252cm 4cm)" svg:viewBox="0 0 1 700" svg:d="M0 0c1 233 1 467 1 700">
            <text:p/>
          </draw:path>
          <draw:path draw:style-name="gr1" draw:text-style-name="P1" draw:layer="layout" svg:width="0cm" svg:height="0.199cm" draw:transform="rotate (1.5707963267949) translate (11.4cm 4.3cm)" svg:viewBox="0 0 0 200" svg:d="M0 200c0-66 0-134 0-200">
            <text:p/>
          </draw:path>
          <draw:path draw:style-name="gr1" draw:text-style-name="P1" draw:layer="layout" svg:width="0.399cm" svg:height="0cm" svg:x="10.9cm" svg:y="4.3cm" svg:viewBox="0 0 400 0" svg:d="M0 0c132 0 268 0 400 0">
            <text:p/>
          </draw:path>
          <draw:path draw:style-name="gr1" draw:text-style-name="P1" draw:layer="layout" svg:width="0cm" svg:height="0.199cm" svg:x="11.5cm" svg:y="3.6cm" svg:viewBox="0 0 0 200" svg:d="M0 200c0-66 0-134 0-200">
            <text:p/>
          </draw:path>
          <draw:path draw:style-name="gr1" draw:text-style-name="P1" draw:layer="layout" svg:width="0.399cm" svg:height="0cm" svg:x="10.9cm" svg:y="3.7cm" svg:viewBox="0 0 400 0" svg:d="M0 0c132 0 268 0 400 0">
            <text:p/>
          </draw:path>
          <draw:path draw:style-name="gr1" draw:text-style-name="P1" draw:layer="layout" svg:width="0.199cm" svg:height="0cm" svg:x="11.4cm" svg:y="3.7cm" svg:viewBox="0 0 200 0" svg:d="M0 0c66 0 134 0 200 0">
            <text:p/>
          </draw:path>
          <draw:path draw:style-name="gr1" draw:text-style-name="P1" draw:layer="layout" svg:width="0.399cm" svg:height="0cm" svg:x="12.5cm" svg:y="4cm" svg:viewBox="0 0 400 0" svg:d="M0 0c132 0 268 0 400 0">
            <text:p/>
          </draw:path>
        </draw:g>
        <draw:g>
          <draw:path draw:style-name="gr2" draw:text-style-name="P1" draw:layer="layout" svg:width="0.2cm" svg:height="0.2cm" draw:transform="rotate (-1.5707963267949) translate (14.101cm 8.2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4.1cm 6.1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399cm" svg:x="14cm" svg:y="6.3cm" svg:viewBox="0 0 0 400" svg:d="M0 400c0-133 0-267 0-400">
            <text:p/>
          </draw:path>
          <draw:path draw:style-name="gr1" draw:text-style-name="P1" draw:layer="layout" svg:width="0cm" svg:height="0.399cm" svg:x="14cm" svg:y="7.9cm" svg:viewBox="0 0 0 400" svg:d="M0 400c0-133 0-267 0-400">
            <text:p/>
          </draw:path>
          <draw:custom-shape draw:style-name="gr3" draw:text-style-name="P1" draw:layer="layout" svg:width="0.4cm" svg:height="1.2cm" svg:x="13.8cm" svg:y="6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1.2cm" svg:height="1.2cm" draw:transform="rotate (-1.5707963267949) translate (16.6cm 5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989cm" svg:height="1.199cm" svg:x="15.5cm" svg:y="5.701cm">
            <draw:text-box>
              <text:p text:style-name="P2"><text:span text:style-name="T1">V</text:span></text:p>
            </draw:text-box>
          </draw:frame>
          <draw:path draw:style-name="gr2" draw:text-style-name="P1" draw:layer="layout" svg:width="0.2cm" svg:height="0.2cm" draw:transform="rotate (-1.5707963267949) translate (16.101cm 7.1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6.1cm 5cm)" svg:viewBox="0 0 201 201" svg:d="M99 0c56 0 100 43 100 99s-44 100-100 100-99-44-99-100 43-99 99-99zM0 0zM201 201z">
            <text:p/>
          </draw:path>
          <draw:path draw:style-name="gr1" draw:text-style-name="P1" draw:layer="layout" svg:width="0.399cm" svg:height="0cm" draw:transform="rotate (-1.5707963267949) translate (16cm 5.20001096612692cm)" svg:viewBox="0 0 400 0" svg:d="M400 0c-133 0-267 0-400 0">
            <text:p/>
          </draw:path>
          <draw:path draw:style-name="gr1" draw:text-style-name="P1" draw:layer="layout" svg:width="0.399cm" svg:height="0.001cm" draw:transform="skewX (-0.0200712863979348) rotate (-1.5707963267949) translate (16.0020471784116cm 6.7999689240455cm)" svg:viewBox="0 0 400 2" svg:d="M400 0c-133 1-267 1-400 2">
            <text:p/>
          </draw:path>
        </draw:g>
        <draw:path draw:style-name="gr1" draw:text-style-name="P1" draw:layer="layout" svg:width="0cm" svg:height="1.899cm" draw:transform="rotate (1.5707963267949) translate (14.1cm 4cm)" svg:viewBox="0 0 0 1900" svg:d="M0 1900c0-631 0-1269 0-1900">
          <text:p/>
        </draw:path>
        <draw:path draw:style-name="gr1" draw:text-style-name="P1" draw:layer="layout" svg:width="0cm" svg:height="0.999cm" svg:x="16cm" svg:y="4cm" svg:viewBox="0 0 0 1000" svg:d="M0 1000c0-332 0-668 0-1000">
          <text:p/>
        </draw:path>
        <draw:path draw:style-name="gr1" draw:text-style-name="P1" draw:layer="layout" svg:width="0cm" svg:height="1.099cm" svg:x="16cm" svg:y="7.4cm" svg:viewBox="0 0 0 1100" svg:d="M0 1100c0-365 0-735 0-1100">
          <text:p/>
        </draw:path>
        <draw:path draw:style-name="gr1" draw:text-style-name="P1" draw:layer="layout" svg:width="0cm" svg:height="0.999cm" draw:transform="rotate (1.5707963267949) translate (12.9cm 4cm)" svg:viewBox="0 0 0 1000" svg:d="M0 1000c0-332 0-668 0-1000">
          <text:p/>
        </draw:path>
        <draw:path draw:style-name="gr1" draw:text-style-name="P1" draw:layer="layout" svg:width="0cm" svg:height="0.399cm" svg:x="12.344cm" svg:y="1.9cm" svg:viewBox="0 0 0 400" svg:d="M0 400c0-133 0-267 0-400">
          <text:p/>
        </draw:path>
        <draw:path draw:style-name="gr1" draw:text-style-name="P1" draw:layer="layout" svg:width="0cm" svg:height="0.399cm" svg:x="12.344cm" svg:y="3.5cm" svg:viewBox="0 0 0 400" svg:d="M0 400c0-133 0-267 0-400">
          <text:p/>
        </draw:path>
        <draw:custom-shape draw:style-name="gr6" draw:text-style-name="P1" draw:layer="layout" svg:width="0.4cm" svg:height="1.2cm" svg:x="12.14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8cm" svg:y1="3.444cm" svg:x2="13.144cm" svg:y2="2.1cm">
          <text:p/>
        </draw:line>
        <draw:path draw:style-name="gr1" draw:text-style-name="P1" draw:layer="layout" svg:width="0cm" svg:height="1.299cm" svg:x="5cm" svg:y="3.7cm" svg:viewBox="0 0 0 1300" svg:d="M0 1300c0-432 0-868 0-1300">
          <text:p/>
        </draw:path>
        <draw:path draw:style-name="gr1" draw:text-style-name="P1" draw:layer="layout" svg:width="0cm" svg:height="1.899cm" svg:x="10.7cm" svg:y="4.3cm" svg:viewBox="0 0 0 1900" svg:d="M0 1900c0-631 0-1269 0-1900">
          <text:p/>
        </draw:path>
        <draw:path draw:style-name="gr1" draw:text-style-name="P1" draw:layer="layout" svg:width="0cm" svg:height="3.199cm" draw:transform="rotate (1.5707963267949) translate (10.7cm 6.2cm)" svg:viewBox="0 0 0 3200" svg:d="M0 3200c0-1063 0-2137 0-3200">
          <text:p/>
        </draw:path>
        <draw:path draw:style-name="gr1" draw:text-style-name="P1" draw:layer="layout" svg:width="0cm" svg:height="0.399cm" draw:transform="rotate (1.5707963267949) translate (10.7cm 4.3cm)" svg:viewBox="0 0 0 400" svg:d="M0 400c0-133 0-267 0-400">
          <text:p/>
        </draw:path>
        <draw:path draw:style-name="gr2" draw:text-style-name="P1" draw:layer="layout" svg:width="0.2cm" svg:height="0.2cm" draw:transform="rotate (-1.5707963267949) translate (14.101cm 6.099cm)" svg:viewBox="0 0 201 201" svg:d="M99 0c56 0 100 43 100 99s-44 100-100 100-99-44-99-100 43-99 99-99zM0 0zM201 201z">
          <text:p/>
        </draw:path>
        <draw:path draw:style-name="gr2" draw:text-style-name="P1" draw:layer="layout" svg:width="0.2cm" svg:height="0.2cm" draw:transform="rotate (-1.5707963267949) translate (14.1cm 3.9cm)" svg:viewBox="0 0 201 201" svg:d="M99 0c56 0 100 43 100 99s-44 100-100 100-99-44-99-100 43-99 99-99zM0 0zM201 201z">
          <text:p/>
        </draw:path>
        <draw:path draw:style-name="gr1" draw:text-style-name="P1" draw:layer="layout" svg:width="0cm" svg:height="0.399cm" svg:x="14cm" svg:y="4.1cm" svg:viewBox="0 0 0 400" svg:d="M0 400c0-133 0-267 0-400">
          <text:p/>
        </draw:path>
        <draw:path draw:style-name="gr1" draw:text-style-name="P1" draw:layer="layout" svg:width="0cm" svg:height="0.399cm" svg:x="14cm" svg:y="5.7cm" svg:viewBox="0 0 0 400" svg:d="M0 400c0-133 0-267 0-400">
          <text:p/>
        </draw:path>
        <draw:custom-shape draw:style-name="gr3" draw:text-style-name="P1" draw:layer="layout" svg:width="0.4cm" svg:height="1.2cm" svg:x="13.8cm" svg:y="4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2cm" svg:height="2.153cm" svg:x="7.6cm" svg:y="5.6cm">
          <draw:text-box>
            <text:p text:style-name="P2"><text:span text:style-name="T2">U</text:span><text:span text:style-name="T3">R3</text:span></text:p>
          </draw:text-box>
        </draw:frame>
        <draw:line draw:style-name="gr7" draw:text-style-name="P1" draw:layer="layout" svg:x1="7.7cm" svg:y1="5.3cm" svg:x2="7.7cm" svg:y2="7.2cm">
          <text:p/>
        </draw:line>
        <draw:line draw:style-name="gr7" draw:text-style-name="P1" draw:layer="layout" svg:x1="16.8cm" svg:y1="5.4cm" svg:x2="16.8cm" svg:y2="7.3cm">
          <text:p/>
        </draw:line>
        <draw:frame draw:style-name="gr9" draw:text-style-name="P3" draw:layer="layout" svg:width="1.4cm" svg:height="1.202cm" svg:x="16.7cm" svg:y="5.698cm">
          <draw:text-box>
            <text:p text:style-name="P2"><text:span text:style-name="T2">U</text:span><text:span text:style-name="T3">a</text:span></text:p>
          </draw:text-box>
        </draw:frame>
        <draw:frame draw:style-name="gr9" draw:text-style-name="P3" draw:layer="layout" svg:width="1.4cm" svg:height="1.202cm" svg:x="14.1cm" svg:y="6.8cm">
          <draw:text-box>
            <text:p text:style-name="P2"><text:span text:style-name="T2">R</text:span><text:span text:style-name="T3">1</text:span></text:p>
          </draw:text-box>
        </draw:frame>
        <draw:frame draw:style-name="gr9" draw:text-style-name="P3" draw:layer="layout" svg:width="1.4cm" svg:height="1.202cm" svg:x="14.1cm" svg:y="4.698cm">
          <draw:text-box>
            <text:p text:style-name="P2"><text:span text:style-name="T2">R</text:span><text:span text:style-name="T3">2</text:span></text:p>
          </draw:text-box>
        </draw:frame>
        <draw:frame draw:style-name="gr8" draw:text-style-name="P3" draw:layer="layout" svg:width="2.2cm" svg:height="2.153cm" svg:x="12.4cm" svg:y="2.498cm">
          <draw:text-box>
            <text:p text:style-name="P2"><text:span text:style-name="T2">R</text:span><text:span text:style-name="T3">offset</text:span></text:p>
          </draw:text-box>
        </draw:frame>
        <draw:path draw:style-name="gr1" draw:text-style-name="P1" draw:layer="layout" svg:width="0cm" svg:height="1.499cm" svg:x="11.5cm" svg:y="1.9cm" svg:viewBox="0 0 0 1500" svg:d="M0 1500c0-499 0-1001 0-1500">
          <text:p/>
        </draw:path>
        <draw:path draw:style-name="gr1" draw:text-style-name="P1" draw:layer="layout" svg:width="0cm" svg:height="0.843cm" draw:transform="rotate (1.5707963267949) translate (11.5cm 1.9cm)" svg:viewBox="0 0 0 844" svg:d="M0 844c0-280 0-564 0-844">
          <text:p/>
        </draw:path>
        <draw:g>
          <draw:path draw:style-name="gr2" draw:text-style-name="P1" draw:layer="layout" svg:width="0.2cm" svg:height="0.2cm" draw:transform="rotate (-1.5707963267949) translate (7.101cm 7.1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7.1cm 5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399cm" svg:x="7cm" svg:y="5.2cm" svg:viewBox="0 0 0 400" svg:d="M0 400c0-133 0-267 0-400">
            <text:p/>
          </draw:path>
          <draw:path draw:style-name="gr1" draw:text-style-name="P1" draw:layer="layout" svg:width="0cm" svg:height="0.399cm" svg:x="7cm" svg:y="6.8cm" svg:viewBox="0 0 0 400" svg:d="M0 400c0-133 0-267 0-400">
            <text:p/>
          </draw:path>
          <draw:custom-shape draw:style-name="gr3" draw:text-style-name="P1" draw:layer="layout" svg:width="0.4cm" svg:height="1.2cm" svg:x="6.8cm" svg:y="5.6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2" draw:text-style-name="P1" draw:layer="layout" svg:width="0.2cm" svg:height="0.2cm" draw:transform="rotate (-1.5707963267949) translate (5.101cm 7.1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5.1cm 5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899cm" svg:x="5cm" svg:y="5.2cm" svg:viewBox="0 0 0 900" svg:d="M0 900c0-299 0-601 0-900">
            <text:p/>
          </draw:path>
          <draw:path draw:style-name="gr1" draw:text-style-name="P1" draw:layer="layout" svg:width="0.899cm" svg:height="0cm" draw:transform="rotate (-1.5707963267949) translate (5cm 6.3000204120219cm)" svg:viewBox="0 0 900 0" svg:d="M900 0c-299 0-601 0-900 0">
            <text:p/>
          </draw:path>
          <draw:path draw:style-name="gr1" draw:text-style-name="P1" draw:layer="layout" svg:width="0.799cm" svg:height="0cm" svg:x="4.6cm" svg:y="6.3cm" svg:viewBox="0 0 800 0" svg:d="M800 0c-266 0-534 0-800 0">
            <text:p/>
          </draw:path>
          <draw:path draw:style-name="gr1" draw:text-style-name="P1" draw:layer="layout" svg:width="0.799cm" svg:height="0cm" svg:x="4.6cm" svg:y="6.1cm" svg:viewBox="0 0 800 0" svg:d="M800 0c-266 0-534 0-800 0">
            <text:p/>
          </draw:path>
        </draw:g>
        <draw:g>
          <draw:path draw:style-name="gr1" draw:text-style-name="P1" draw:layer="layout" svg:width="0cm" svg:height="1.999cm" svg:x="7cm" svg:y="7.4cm" svg:viewBox="0 0 0 2000" svg:d="M0 2000c0-664 0-1336 0-2000">
            <text:p/>
          </draw:path>
          <draw:path draw:style-name="gr1" draw:text-style-name="P1" draw:layer="layout" svg:width="0.799cm" svg:height="0cm" svg:x="6.6cm" svg:y="9.4cm" svg:viewBox="0 0 800 0" svg:d="M800 0c-266 0-534 0-800 0">
            <text:p/>
          </draw:path>
        </draw:g>
        <draw:path draw:style-name="gr1" draw:text-style-name="P1" draw:layer="layout" svg:width="0cm" svg:height="1.299cm" svg:x="7cm" svg:y="3.7cm" svg:viewBox="0 0 0 1300" svg:d="M0 1300c0-432 0-868 0-1300">
          <text:p/>
        </draw:path>
        <draw:path draw:style-name="gr1" draw:text-style-name="P1" draw:layer="layout" svg:width="0cm" svg:height="5.899cm" draw:transform="rotate (1.5707963267949) translate (4.99999999999999cm 3.7cm)" svg:viewBox="0 0 0 5900" svg:d="M0 5900c0-1959 0-3941 0-5900">
          <text:p/>
        </draw:path>
        <draw:frame draw:style-name="gr9" draw:text-style-name="P3" draw:layer="layout" svg:width="1.4cm" svg:height="1.202cm" svg:x="5.7cm" svg:y="5.598cm">
          <draw:text-box>
            <text:p text:style-name="P2"><text:span text:style-name="T2">R</text:span><text:span text:style-name="T3">3</text:span></text:p>
          </draw:text-box>
        </draw:frame>
        <draw:frame draw:style-name="gr9" draw:text-style-name="P3" draw:layer="layout" svg:width="1.4cm" svg:height="1.202cm" svg:x="3.5cm" svg:y="5.6cm">
          <draw:text-box>
            <text:p text:style-name="P2"><text:span text:style-name="T1">C</text:span></text:p>
          </draw:text-box>
        </draw:frame>
        <draw:path draw:style-name="gr10" draw:text-style-name="P4" draw:layer="layout" svg:width="0.2cm" svg:height="0.2cm" draw:transform="rotate (-1.5707963267949) translate (7.102cm 3.601cm)" svg:viewBox="0 0 201 201" svg:d="M99 0c56 0 100 43 100 99s-44 100-100 100-99-44-99-100 43-99 99-99zM0 0zM201 201z">
          <text:p/>
        </draw:path>
        <draw:line draw:style-name="gr7" draw:text-style-name="P1" draw:layer="layout" svg:x1="8.6cm" svg:y1="3.698cm" svg:x2="9.2cm" svg:y2="3.698cm">
          <text:p/>
        </draw:line>
        <draw:line draw:style-name="gr7" draw:text-style-name="P1" draw:layer="layout" svg:x1="7.001cm" svg:y1="4.098cm" svg:x2="7.001cm" svg:y2="4.698cm">
          <text:p/>
        </draw:line>
        <draw:frame draw:style-name="gr9" draw:text-style-name="P3" draw:layer="layout" svg:width="1.4cm" svg:height="1.202cm" svg:x="7cm" svg:y="3.898cm">
          <draw:text-box>
            <text:p text:style-name="P2"><text:span text:style-name="T2">I</text:span><text:span text:style-name="T3">R3</text:span></text:p>
          </draw:text-box>
        </draw:frame>
        <draw:frame draw:style-name="gr9" draw:text-style-name="P3" draw:layer="layout" svg:width="1.4cm" svg:height="1.202cm" svg:x="8.6cm" svg:y="2.6cm">
          <draw:text-box>
            <text:p text:style-name="P2"><text:span text:style-name="T2">I</text:span><text:span text:style-name="T3">B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3:55:32.252825738</meta:creation-date>
    <dc:date>2019-04-02T14:12:37.440713193</dc:date>
    <meta:editing-duration>PT13M29S</meta:editing-duration>
    <meta:editing-cycles>4</meta:editing-cycles>
    <meta:generator>LibreOffice/6.0.7.3$Linux_X86_64 LibreOffice_project/00m0$Build-3</meta:generator>
    <meta:document-statistic meta:object-count="83"/>
  </office:meta>
</office:document-meta>
</file>